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mpl.getFrozen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update( String srcWorksp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Impl.getPrede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Impl.VersionImpl( ItemManager itemMgr , SessionImpl session , AbstractNod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isSame( Item other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isRoo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isMoreRecent( VersionImp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merge( String srcWorkspace , boolean bestEff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Impl.getSuccess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Impl.getInternal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sionImpl.getContaining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